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4E0000004E37895354.png" manifest:media-type="image/png"/>
  <manifest:file-entry manifest:full-path="Pictures/1000040B0000080C0000080CDE85B273.svg" manifest:media-type="image/svg+xml"/>
  <manifest:file-entry manifest:full-path="Pictures/10000201000000400000004049602300.png" manifest:media-type="image/png"/>
  <manifest:file-entry manifest:full-path="Pictures/1000020100000027000000276BA4F2BF.png" manifest:media-type="image/png"/>
  <manifest:file-entry manifest:full-path="Pictures/100003E300000414000004145604CFE6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1" svg:font-family="Cantarell"/>
    <style:font-face style:name="Mangal1" svg:font-family="Manga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ntarell" officeooo:rsid="00045f7f" officeooo:paragraph-rsid="0005ed10"/>
    </style:style>
    <style:style style:name="P2" style:family="paragraph" style:parent-style-name="Standard">
      <style:paragraph-properties fo:text-align="center" style:justify-single-word="false"/>
      <style:text-properties style:font-name="Cantarell" fo:font-weight="bold" officeooo:rsid="00045f7f" officeooo:paragraph-rsid="0005ed1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ntarell" fo:font-weight="normal" officeooo:rsid="00045f7f" officeooo:paragraph-rsid="00045f7f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Cantarell" fo:font-weight="normal" officeooo:rsid="00045f7f" officeooo:paragraph-rsid="0005ed10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Cantarell" fo:font-weight="normal" officeooo:rsid="0005ed10" officeooo:paragraph-rsid="0005ed10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antarell" fo:font-style="normal" fo:font-weight="normal" officeooo:rsid="00045f7f" officeooo:paragraph-rsid="0005ed10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Cantarell" fo:font-style="normal" fo:font-weight="normal" officeooo:rsid="0005ed10" officeooo:paragraph-rsid="0005ed10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antarell" fo:font-size="8pt" fo:font-style="italic" fo:font-weight="normal" officeooo:rsid="00045f7f" officeooo:paragraph-rsid="0005ed10" style:font-size-asian="8pt" style:font-style-asian="italic" style:font-weight-asian="normal" style:font-size-complex="8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Cantarell" fo:font-size="8pt" fo:font-style="italic" fo:font-weight="normal" officeooo:rsid="00045f7f" officeooo:paragraph-rsid="0005ed10" style:font-size-asian="7pt" style:font-style-asian="italic" style:font-weight-asian="normal" style:font-size-complex="8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Cantarell" fo:font-size="8pt" fo:font-weight="normal" officeooo:rsid="00045f7f" officeooo:paragraph-rsid="0005ed10" style:font-size-asian="7pt" style:font-weight-asian="normal" style:font-size-complex="8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Cantarell" fo:font-size="10pt" fo:font-weight="normal" officeooo:rsid="00045f7f" officeooo:paragraph-rsid="00045f7f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Cantarell" fo:font-size="10pt" fo:font-weight="normal" officeooo:rsid="00045f7f" officeooo:paragraph-rsid="0005ed10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Cantarell" fo:font-size="14pt" fo:font-weight="bold" officeooo:rsid="00045f7f" officeooo:paragraph-rsid="00045f7f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Cantarell" fo:font-size="14pt" fo:font-weight="bold" officeooo:rsid="00045f7f" officeooo:paragraph-rsid="0005ed10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Cantarell" fo:font-size="7pt" fo:font-style="italic" fo:font-weight="normal" officeooo:rsid="00045f7f" officeooo:paragraph-rsid="00045f7f" style:font-size-asian="7pt" style:font-style-asian="italic" style:font-weight-asian="normal" style:font-size-complex="7pt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Cantarell" fo:font-size="7pt" fo:font-style="italic" fo:font-weight="normal" officeooo:rsid="00045f7f" officeooo:paragraph-rsid="0005ed10" style:font-size-asian="7pt" style:font-style-asian="italic" style:font-weight-asian="normal" style:font-size-complex="7pt" style:font-style-complex="italic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Cantarell" fo:font-size="6pt" fo:font-weight="normal" officeooo:rsid="00045f7f" officeooo:paragraph-rsid="00045f7f" style:font-size-asian="5.25pt" style:font-weight-asian="normal" style:font-size-complex="6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Cantarell" fo:font-size="6pt" fo:font-weight="normal" officeooo:rsid="00045f7f" officeooo:paragraph-rsid="0005ed10" style:font-size-asian="5.25pt" style:font-weight-asian="normal" style:font-size-complex="6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Cantarell" fo:font-size="6pt" fo:font-style="italic" fo:font-weight="normal" officeooo:rsid="00045f7f" officeooo:paragraph-rsid="00045f7f" style:font-size-asian="5.25pt" style:font-style-asian="italic" style:font-weight-asian="normal" style:font-size-complex="6pt" style:font-style-complex="italic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Cantarell" fo:font-size="6pt" fo:font-style="italic" fo:font-weight="normal" officeooo:rsid="00045f7f" officeooo:paragraph-rsid="0005ed10" style:font-size-asian="5.25pt" style:font-style-asian="italic" style:font-weight-asian="normal" style:font-size-complex="6pt" style:font-style-complex="italic" style:font-weight-complex="normal"/>
    </style:style>
    <style:style style:name="P21" style:family="paragraph" style:parent-style-name="Horizontal_20_Line">
      <style:paragraph-properties fo:break-before="column"/>
      <style:text-properties officeooo:paragraph-rsid="0005ed10"/>
    </style:style>
    <style:style style:name="P22" style:family="paragraph" style:parent-style-name="Horizontal_20_Line">
      <style:text-properties officeooo:paragraph-rsid="0005ed10"/>
    </style:style>
    <style:style style:name="T1" style:family="text">
      <style:text-properties style:font-name="Cantarell1" style:font-name-asian="Cantarell1" style:font-name-complex="Cantarell1"/>
    </style:style>
    <style:style style:name="T2" style:family="text">
      <style:text-properties style:font-name-asian="Droid Sans Fallback" style:font-name-complex="Mang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name-asian="Droid Sans Fallback" style:font-size-asian="10pt" style:font-name-complex="Mangal" style:font-size-complex="10pt"/>
    </style:style>
    <style:style style:name="T5" style:family="text">
      <style:text-properties fo:font-size="9pt" style:font-name-asian="Droid Sans Fallback" style:font-size-asian="9pt" style:font-name-complex="Mangal" style:font-size-complex="9pt"/>
    </style:style>
    <style:style style:name="T6" style:family="text">
      <style:text-properties fo:font-size="9pt" style:text-underline-style="none" style:font-name-asian="Droid Sans Fallback" style:font-size-asian="9pt" style:font-name-complex="Mangal" style:font-size-complex="9pt"/>
    </style:style>
    <style:style style:name="T7" style:family="text">
      <style:text-properties fo:font-size="9pt" fo:font-weight="bold" officeooo:rsid="00045f7f" style:font-name-asian="Droid Sans Fallback" style:font-size-asian="9pt" style:font-weight-asian="bold" style:font-name-complex="Mangal" style:font-size-complex="9pt" style:font-weight-complex="bold"/>
    </style:style>
    <style:style style:name="T8" style:family="text">
      <style:text-properties fo:font-size="9pt" fo:font-style="normal" style:font-name-asian="Droid Sans Fallback" style:font-size-asian="9pt" style:font-style-asian="normal" style:font-name-complex="Mangal" style:font-size-complex="9pt" style:font-style-complex="normal"/>
    </style:style>
    <style:style style:name="T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middle" style:vertical-rel="tex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Horizontal_20_Line"/>
      <text:section text:style-name="Sect1" text:name="Section1">
        <text:p text:style-name="P13">Jordan Klassen</text:p>
        <text:p text:style-name="P11">Generalist Software Developer</text:p>
        <text:p text:style-name="P17"/>
        <text:p text:style-name="P15">From JavaScript to the Kernel</text:p>
        <text:p text:style-name="P19"/>
        <text:p text:style-name="P6"><text:span text:style-name="T9">@forivall</text:span> <text:span text:style-name="T1"><draw:frame draw:style-name="fr1" draw:name="Image1" text:anchor-type="as-char" svg:width="0.1602in" svg:height="0.1602in" draw:z-index="0"><draw:image xlink:href="Pictures/100003E300000414000004145604CFE6.svg" xlink:type="simple" xlink:show="embed" xlink:actuate="onLoad"/><draw:image xlink:href="Pictures/1000020100000027000000276BA4F2BF.png" xlink:type="simple" xlink:show="embed" xlink:actuate="onLoad"/></draw:frame></text:span><text:span text:style-name="T1"><draw:frame draw:style-name="fr1" draw:name="Image2" text:anchor-type="as-char" svg:width="0.1555in" svg:height="0.1555in" draw:z-index="1"><draw:image xlink:href="Pictures/10000201000000400000004049602300.png" xlink:type="simple" xlink:show="embed" xlink:actuate="onLoad"/></draw:frame></text:span><text:span text:style-name="T1"><draw:frame draw:style-name="fr1" draw:name="Image3" text:anchor-type="as-char" svg:width="0.1689in" svg:height="0.1689in" draw:z-index="2"><draw:image xlink:href="Pictures/1000040B0000080C0000080CDE85B273.svg" xlink:type="simple" xlink:show="embed" xlink:actuate="onLoad"/><draw:image xlink:href="Pictures/100002010000004E0000004E37895354.png" xlink:type="simple" xlink:show="embed" xlink:actuate="onLoad"/></draw:frame></text:span></text:p>
        <text:p text:style-name="P6"><text:a xlink:type="simple" xlink:href="mailto:jordan@klassen.me.uk" text:style-name="Internet_20_link" text:visited-style-name="Visited_20_Internet_20_Link"><text:span text:style-name="T6">jordan@klassen.me.uk</text:span></text:a></text:p>
        <text:p text:style-name="P7"><text:span text:style-name="T5">778 991 0319</text:span></text:p>
      </text:section>
      <text:p text:style-name="P22"/>
      <text:section text:style-name="Sect1" text:name="Section2">
        <text:p text:style-name="P14">Jordan Klassen</text:p>
        <text:p text:style-name="P12">Generalist Software Developer</text:p>
        <text:p text:style-name="P18"/>
        <text:p text:style-name="P16">From JavaScript to the Kernel</text:p>
        <text:p text:style-name="P20"/>
        <text:p text:style-name="P6"><text:span text:style-name="T9">@forivall</text:span> <text:span text:style-name="T1"><draw:frame draw:style-name="fr1" draw:name="Image4" text:anchor-type="as-char" svg:width="0.1602in" svg:height="0.1602in" draw:z-index="3"><draw:image xlink:href="Pictures/100003E300000414000004145604CFE6.svg" xlink:type="simple" xlink:show="embed" xlink:actuate="onLoad"/><draw:image xlink:href="Pictures/1000020100000027000000276BA4F2BF.png" xlink:type="simple" xlink:show="embed" xlink:actuate="onLoad"/></draw:frame></text:span><text:span text:style-name="T1"><draw:frame draw:style-name="fr1" draw:name="Image5" text:anchor-type="as-char" svg:width="0.1555in" svg:height="0.1555in" draw:z-index="4"><draw:image xlink:href="Pictures/10000201000000400000004049602300.png" xlink:type="simple" xlink:show="embed" xlink:actuate="onLoad"/></draw:frame></text:span><text:span text:style-name="T1"><draw:frame draw:style-name="fr1" draw:name="Image6" text:anchor-type="as-char" svg:width="0.1689in" svg:height="0.1689in" draw:z-index="5"><draw:image xlink:href="Pictures/1000040B0000080C0000080CDE85B273.svg" xlink:type="simple" xlink:show="embed" xlink:actuate="onLoad"/><draw:image xlink:href="Pictures/100002010000004E0000004E37895354.png" xlink:type="simple" xlink:show="embed" xlink:actuate="onLoad"/></draw:frame></text:span></text:p>
        <text:p text:style-name="P6"><text:a xlink:type="simple" xlink:href="mailto:jordan@klassen.me.uk" text:style-name="Internet_20_link" text:visited-style-name="Visited_20_Internet_20_Link"><text:span text:style-name="T6">jordan@klassen.me.uk</text:span></text:a></text:p>
        <text:p text:style-name="P7"><text:span text:style-name="T5">778 991 0319</text:span></text:p>
      </text:section>
      <text:p text:style-name="P22"/>
      <text:section text:style-name="Sect1" text:name="Section3">
        <text:p text:style-name="P14">Jordan Klassen</text:p>
        <text:p text:style-name="P12">Generalist Software Developer</text:p>
        <text:p text:style-name="P18"/>
        <text:p text:style-name="P16">From JavaScript to the Kernel</text:p>
        <text:p text:style-name="P20"/>
        <text:p text:style-name="P6"><text:span text:style-name="T9">@forivall</text:span> <text:span text:style-name="T1"><draw:frame draw:style-name="fr1" draw:name="Image7" text:anchor-type="as-char" svg:width="0.1602in" svg:height="0.1602in" draw:z-index="6"><draw:image xlink:href="Pictures/100003E300000414000004145604CFE6.svg" xlink:type="simple" xlink:show="embed" xlink:actuate="onLoad"/><draw:image xlink:href="Pictures/1000020100000027000000276BA4F2BF.png" xlink:type="simple" xlink:show="embed" xlink:actuate="onLoad"/></draw:frame></text:span><text:span text:style-name="T1"><draw:frame draw:style-name="fr1" draw:name="Image8" text:anchor-type="as-char" svg:width="0.1555in" svg:height="0.1555in" draw:z-index="7"><draw:image xlink:href="Pictures/10000201000000400000004049602300.png" xlink:type="simple" xlink:show="embed" xlink:actuate="onLoad"/></draw:frame></text:span><text:span text:style-name="T1"><draw:frame draw:style-name="fr1" draw:name="Image9" text:anchor-type="as-char" svg:width="0.1689in" svg:height="0.1689in" draw:z-index="8"><draw:image xlink:href="Pictures/1000040B0000080C0000080CDE85B273.svg" xlink:type="simple" xlink:show="embed" xlink:actuate="onLoad"/><draw:image xlink:href="Pictures/100002010000004E0000004E37895354.png" xlink:type="simple" xlink:show="embed" xlink:actuate="onLoad"/></draw:frame></text:span></text:p>
        <text:p text:style-name="P6"><text:a xlink:type="simple" xlink:href="mailto:jordan@klassen.me.uk" text:style-name="Internet_20_link" text:visited-style-name="Visited_20_Internet_20_Link"><text:span text:style-name="T6">jordan@klassen.me.uk</text:span></text:a></text:p>
        <text:p text:style-name="P7"><text:span text:style-name="T5">778 991 0319</text:span></text:p>
      </text:section>
      <text:p text:style-name="P22"/>
      <text:section text:style-name="Sect1" text:name="Section4">
        <text:p text:style-name="P14">Jordan Klassen</text:p>
        <text:p text:style-name="P12">Generalist Software Developer</text:p>
        <text:p text:style-name="P18"/>
        <text:p text:style-name="P16">From JavaScript to the Kernel</text:p>
        <text:p text:style-name="P20"/>
        <text:p text:style-name="P6"><text:span text:style-name="T9">@forivall</text:span> <text:span text:style-name="T1"><draw:frame draw:style-name="fr1" draw:name="Image10" text:anchor-type="as-char" svg:width="0.1602in" svg:height="0.1602in" draw:z-index="9"><draw:image xlink:href="Pictures/100003E300000414000004145604CFE6.svg" xlink:type="simple" xlink:show="embed" xlink:actuate="onLoad"/><draw:image xlink:href="Pictures/1000020100000027000000276BA4F2BF.png" xlink:type="simple" xlink:show="embed" xlink:actuate="onLoad"/></draw:frame></text:span><text:span text:style-name="T1"><draw:frame draw:style-name="fr1" draw:name="Image11" text:anchor-type="as-char" svg:width="0.1555in" svg:height="0.1555in" draw:z-index="10"><draw:image xlink:href="Pictures/10000201000000400000004049602300.png" xlink:type="simple" xlink:show="embed" xlink:actuate="onLoad"/></draw:frame></text:span><text:span text:style-name="T1"><draw:frame draw:style-name="fr1" draw:name="Image12" text:anchor-type="as-char" svg:width="0.1689in" svg:height="0.1689in" draw:z-index="11"><draw:image xlink:href="Pictures/1000040B0000080C0000080CDE85B273.svg" xlink:type="simple" xlink:show="embed" xlink:actuate="onLoad"/><draw:image xlink:href="Pictures/100002010000004E0000004E37895354.png" xlink:type="simple" xlink:show="embed" xlink:actuate="onLoad"/></draw:frame></text:span></text:p>
        <text:p text:style-name="P6"><text:a xlink:type="simple" xlink:href="mailto:jordan@klassen.me.uk" text:style-name="Internet_20_link" text:visited-style-name="Visited_20_Internet_20_Link"><text:span text:style-name="T6">jordan@klassen.me.uk</text:span></text:a></text:p>
        <text:p text:style-name="P7"><text:span text:style-name="T5">778 991 0319</text:span></text:p>
      </text:section>
      <text:p text:style-name="P1"/>
      <text:p text:style-name="P21"/>
      <text:section text:style-name="Sect1" text:name="Section5">
        <text:p text:style-name="P14">Jordan Klassen</text:p>
        <text:p text:style-name="P12">Generalist Software Developer</text:p>
        <text:p text:style-name="P18"/>
        <text:p text:style-name="P16">From JavaScript to the Kernel</text:p>
        <text:p text:style-name="P20"/>
        <text:p text:style-name="P6"><text:span text:style-name="T9">@forivall</text:span> <text:span text:style-name="T1"><draw:frame draw:style-name="fr1" draw:name="Image13" text:anchor-type="as-char" svg:width="0.1602in" svg:height="0.1602in" draw:z-index="12"><draw:image xlink:href="Pictures/100003E300000414000004145604CFE6.svg" xlink:type="simple" xlink:show="embed" xlink:actuate="onLoad"/><draw:image xlink:href="Pictures/1000020100000027000000276BA4F2BF.png" xlink:type="simple" xlink:show="embed" xlink:actuate="onLoad"/></draw:frame></text:span><text:span text:style-name="T1"><draw:frame draw:style-name="fr1" draw:name="Image14" text:anchor-type="as-char" svg:width="0.1555in" svg:height="0.1555in" draw:z-index="13"><draw:image xlink:href="Pictures/10000201000000400000004049602300.png" xlink:type="simple" xlink:show="embed" xlink:actuate="onLoad"/></draw:frame></text:span><text:span text:style-name="T1"><draw:frame draw:style-name="fr1" draw:name="Image15" text:anchor-type="as-char" svg:width="0.1689in" svg:height="0.1689in" draw:z-index="14"><draw:image xlink:href="Pictures/1000040B0000080C0000080CDE85B273.svg" xlink:type="simple" xlink:show="embed" xlink:actuate="onLoad"/><draw:image xlink:href="Pictures/100002010000004E0000004E37895354.png" xlink:type="simple" xlink:show="embed" xlink:actuate="onLoad"/></draw:frame></text:span></text:p>
        <text:p text:style-name="P6"><text:a xlink:type="simple" xlink:href="mailto:jordan@klassen.me.uk" text:style-name="Internet_20_link" text:visited-style-name="Visited_20_Internet_20_Link"><text:span text:style-name="T6">jordan@klassen.me.uk</text:span></text:a></text:p>
        <text:p text:style-name="P7"><text:span text:style-name="T5">778 991 0319</text:span></text:p>
      </text:section>
      <text:p text:style-name="P22"/>
      <text:section text:style-name="Sect1" text:name="Section6">
        <text:p text:style-name="P14">Jordan Klassen</text:p>
        <text:p text:style-name="P12">Generalist Software Developer</text:p>
        <text:p text:style-name="P18"/>
        <text:p text:style-name="P16">From JavaScript to the Kernel</text:p>
        <text:p text:style-name="P20"/>
        <text:p text:style-name="P6"><text:span text:style-name="T9">@forivall</text:span> <text:span text:style-name="T1"><draw:frame draw:style-name="fr1" draw:name="Image16" text:anchor-type="as-char" svg:width="0.1602in" svg:height="0.1602in" draw:z-index="15"><draw:image xlink:href="Pictures/100003E300000414000004145604CFE6.svg" xlink:type="simple" xlink:show="embed" xlink:actuate="onLoad"/><draw:image xlink:href="Pictures/1000020100000027000000276BA4F2BF.png" xlink:type="simple" xlink:show="embed" xlink:actuate="onLoad"/></draw:frame></text:span><text:span text:style-name="T1"><draw:frame draw:style-name="fr1" draw:name="Image17" text:anchor-type="as-char" svg:width="0.1555in" svg:height="0.1555in" draw:z-index="16"><draw:image xlink:href="Pictures/10000201000000400000004049602300.png" xlink:type="simple" xlink:show="embed" xlink:actuate="onLoad"/></draw:frame></text:span><text:span text:style-name="T1"><draw:frame draw:style-name="fr1" draw:name="Image18" text:anchor-type="as-char" svg:width="0.1689in" svg:height="0.1689in" draw:z-index="17"><draw:image xlink:href="Pictures/1000040B0000080C0000080CDE85B273.svg" xlink:type="simple" xlink:show="embed" xlink:actuate="onLoad"/><draw:image xlink:href="Pictures/100002010000004E0000004E37895354.png" xlink:type="simple" xlink:show="embed" xlink:actuate="onLoad"/></draw:frame></text:span></text:p>
        <text:p text:style-name="P6"><text:a xlink:type="simple" xlink:href="mailto:jordan@klassen.me.uk" text:style-name="Internet_20_link" text:visited-style-name="Visited_20_Internet_20_Link"><text:span text:style-name="T6">jordan@klassen.me.uk</text:span></text:a></text:p>
        <text:p text:style-name="P7"><text:span text:style-name="T5">778 991 0319</text:span></text:p>
      </text:section>
      <text:p text:style-name="P22"/>
      <text:section text:style-name="Sect1" text:name="Section7">
        <text:p text:style-name="P14">Jordan Klassen</text:p>
        <text:p text:style-name="P12">Generalist Software Developer</text:p>
        <text:p text:style-name="P18"/>
        <text:p text:style-name="P16">From JavaScript to the Kernel</text:p>
        <text:p text:style-name="P20"/>
        <text:p text:style-name="P6"><text:span text:style-name="T9">@forivall</text:span> <text:span text:style-name="T1"><draw:frame draw:style-name="fr1" draw:name="Image19" text:anchor-type="as-char" svg:width="0.1602in" svg:height="0.1602in" draw:z-index="18"><draw:image xlink:href="Pictures/100003E300000414000004145604CFE6.svg" xlink:type="simple" xlink:show="embed" xlink:actuate="onLoad"/><draw:image xlink:href="Pictures/1000020100000027000000276BA4F2BF.png" xlink:type="simple" xlink:show="embed" xlink:actuate="onLoad"/></draw:frame></text:span><text:span text:style-name="T1"><draw:frame draw:style-name="fr1" draw:name="Image20" text:anchor-type="as-char" svg:width="0.1555in" svg:height="0.1555in" draw:z-index="19"><draw:image xlink:href="Pictures/10000201000000400000004049602300.png" xlink:type="simple" xlink:show="embed" xlink:actuate="onLoad"/></draw:frame></text:span><text:span text:style-name="T1"><draw:frame draw:style-name="fr1" draw:name="Image21" text:anchor-type="as-char" svg:width="0.1689in" svg:height="0.1689in" draw:z-index="20"><draw:image xlink:href="Pictures/1000040B0000080C0000080CDE85B273.svg" xlink:type="simple" xlink:show="embed" xlink:actuate="onLoad"/><draw:image xlink:href="Pictures/100002010000004E0000004E37895354.png" xlink:type="simple" xlink:show="embed" xlink:actuate="onLoad"/></draw:frame></text:span></text:p>
        <text:p text:style-name="P6"><text:a xlink:type="simple" xlink:href="mailto:jordan@klassen.me.uk" text:style-name="Internet_20_link" text:visited-style-name="Visited_20_Internet_20_Link"><text:span text:style-name="T6">jordan@klassen.me.uk</text:span></text:a></text:p>
        <text:p text:style-name="P7"><text:span text:style-name="T5">778 991 0319</text:span></text:p>
      </text:section>
      <text:p text:style-name="P22"/>
      <text:section text:style-name="Sect1" text:name="Section8">
        <text:p text:style-name="P14">Jordan Klassen</text:p>
        <text:p text:style-name="P12">Generalist Software Developer</text:p>
        <text:p text:style-name="P18"/>
        <text:p text:style-name="P16">From JavaScript to the Kernel</text:p>
        <text:p text:style-name="P20"/>
        <text:p text:style-name="P6"><text:span text:style-name="T9">@forivall</text:span> <text:span text:style-name="T1"><draw:frame draw:style-name="fr1" draw:name="Image22" text:anchor-type="as-char" svg:width="0.1602in" svg:height="0.1602in" draw:z-index="21"><draw:image xlink:href="Pictures/100003E300000414000004145604CFE6.svg" xlink:type="simple" xlink:show="embed" xlink:actuate="onLoad"/><draw:image xlink:href="Pictures/1000020100000027000000276BA4F2BF.png" xlink:type="simple" xlink:show="embed" xlink:actuate="onLoad"/></draw:frame></text:span><text:span text:style-name="T1"><draw:frame draw:style-name="fr1" draw:name="Image23" text:anchor-type="as-char" svg:width="0.1555in" svg:height="0.1555in" draw:z-index="22"><draw:image xlink:href="Pictures/10000201000000400000004049602300.png" xlink:type="simple" xlink:show="embed" xlink:actuate="onLoad"/></draw:frame></text:span><text:span text:style-name="T1"><draw:frame draw:style-name="fr1" draw:name="Image24" text:anchor-type="as-char" svg:width="0.1689in" svg:height="0.1689in" draw:z-index="23"><draw:image xlink:href="Pictures/1000040B0000080C0000080CDE85B273.svg" xlink:type="simple" xlink:show="embed" xlink:actuate="onLoad"/><draw:image xlink:href="Pictures/100002010000004E0000004E37895354.png" xlink:type="simple" xlink:show="embed" xlink:actuate="onLoad"/></draw:frame></text:span></text:p>
        <text:p text:style-name="P6"><text:a xlink:type="simple" xlink:href="mailto:jordan@klassen.me.uk" text:style-name="Internet_20_link" text:visited-style-name="Visited_20_Internet_20_Link"><text:span text:style-name="T6">jordan@klassen.me.uk</text:span></text:a></text:p>
        <text:p text:style-name="P7"><text:span text:style-name="T5">778 991 0319</text:span></text:p>
      </text:section>
      <text:p text:style-name="P22"/>
      <text:section text:style-name="Sect1" text:name="Section14">
        <text:p text:style-name="P14">Jordan Klassen</text:p>
        <text:p text:style-name="P12">Generalist Software Developer</text:p>
        <text:p text:style-name="P18"/>
        <text:p text:style-name="P16">From JavaScript to the Kernel</text:p>
        <text:p text:style-name="P20"/>
        <text:p text:style-name="P6"><text:span text:style-name="T9">@forivall</text:span> <text:span text:style-name="T1"><draw:frame draw:style-name="fr1" draw:name="Image40" text:anchor-type="as-char" svg:width="0.1602in" svg:height="0.1602in" draw:z-index="39"><draw:image xlink:href="Pictures/100003E300000414000004145604CFE6.svg" xlink:type="simple" xlink:show="embed" xlink:actuate="onLoad"/><draw:image xlink:href="Pictures/1000020100000027000000276BA4F2BF.png" xlink:type="simple" xlink:show="embed" xlink:actuate="onLoad"/></draw:frame></text:span><text:span text:style-name="T1"><draw:frame draw:style-name="fr1" draw:name="Image41" text:anchor-type="as-char" svg:width="0.1555in" svg:height="0.1555in" draw:z-index="40"><draw:image xlink:href="Pictures/10000201000000400000004049602300.png" xlink:type="simple" xlink:show="embed" xlink:actuate="onLoad"/></draw:frame></text:span><text:span text:style-name="T1"><draw:frame draw:style-name="fr1" draw:name="Image42" text:anchor-type="as-char" svg:width="0.1689in" svg:height="0.1689in" draw:z-index="41"><draw:image xlink:href="Pictures/1000040B0000080C0000080CDE85B273.svg" xlink:type="simple" xlink:show="embed" xlink:actuate="onLoad"/><draw:image xlink:href="Pictures/100002010000004E0000004E37895354.png" xlink:type="simple" xlink:show="embed" xlink:actuate="onLoad"/></draw:frame></text:span></text:p>
        <text:p text:style-name="P6"><text:a xlink:type="simple" xlink:href="mailto:jordan@klassen.me.uk" text:style-name="Internet_20_link" text:visited-style-name="Visited_20_Internet_20_Link"><text:span text:style-name="T6">jordan@klassen.me.uk</text:span></text:a></text:p>
        <text:p text:style-name="P5"><text:span text:style-name="T8">778 991 0319</text:span></text:p>
      </text:section>
      <text:p text:style-name="P21"/>
      <text:section text:style-name="Sect1" text:name="Section9">
        <text:p text:style-name="P14">Jordan Klassen</text:p>
        <text:p text:style-name="P12">Generalist Software Developer</text:p>
        <text:p text:style-name="P18"/>
        <text:p text:style-name="P16">From JavaScript to the Kernel</text:p>
        <text:p text:style-name="P20"/>
        <text:p text:style-name="P6"><text:span text:style-name="T9">@forivall</text:span> <text:span text:style-name="T1"><draw:frame draw:style-name="fr1" draw:name="Image25" text:anchor-type="as-char" svg:width="0.1602in" svg:height="0.1602in" draw:z-index="24"><draw:image xlink:href="Pictures/100003E300000414000004145604CFE6.svg" xlink:type="simple" xlink:show="embed" xlink:actuate="onLoad"/><draw:image xlink:href="Pictures/1000020100000027000000276BA4F2BF.png" xlink:type="simple" xlink:show="embed" xlink:actuate="onLoad"/></draw:frame></text:span><text:span text:style-name="T1"><draw:frame draw:style-name="fr1" draw:name="Image26" text:anchor-type="as-char" svg:width="0.1555in" svg:height="0.1555in" draw:z-index="25"><draw:image xlink:href="Pictures/10000201000000400000004049602300.png" xlink:type="simple" xlink:show="embed" xlink:actuate="onLoad"/></draw:frame></text:span><text:span text:style-name="T1"><draw:frame draw:style-name="fr1" draw:name="Image27" text:anchor-type="as-char" svg:width="0.1689in" svg:height="0.1689in" draw:z-index="26"><draw:image xlink:href="Pictures/1000040B0000080C0000080CDE85B273.svg" xlink:type="simple" xlink:show="embed" xlink:actuate="onLoad"/><draw:image xlink:href="Pictures/100002010000004E0000004E37895354.png" xlink:type="simple" xlink:show="embed" xlink:actuate="onLoad"/></draw:frame></text:span></text:p>
        <text:p text:style-name="P6"><text:a xlink:type="simple" xlink:href="mailto:jordan@klassen.me.uk" text:style-name="Internet_20_link" text:visited-style-name="Visited_20_Internet_20_Link"><text:span text:style-name="T6">jordan@klassen.me.uk</text:span></text:a></text:p>
        <text:p text:style-name="P7"><text:span text:style-name="T5">778 991 0319</text:span></text:p>
      </text:section>
      <text:p text:style-name="P22"/>
      <text:section text:style-name="Sect1" text:name="Section10">
        <text:p text:style-name="P14">Jordan Klassen</text:p>
        <text:p text:style-name="P12">Generalist Software Developer</text:p>
        <text:p text:style-name="P18"/>
        <text:p text:style-name="P16">From JavaScript to the Kernel</text:p>
        <text:p text:style-name="P20"/>
        <text:p text:style-name="P6"><text:span text:style-name="T9">@forivall</text:span> <text:span text:style-name="T1"><draw:frame draw:style-name="fr1" draw:name="Image28" text:anchor-type="as-char" svg:width="0.1602in" svg:height="0.1602in" draw:z-index="27"><draw:image xlink:href="Pictures/100003E300000414000004145604CFE6.svg" xlink:type="simple" xlink:show="embed" xlink:actuate="onLoad"/><draw:image xlink:href="Pictures/1000020100000027000000276BA4F2BF.png" xlink:type="simple" xlink:show="embed" xlink:actuate="onLoad"/></draw:frame></text:span><text:span text:style-name="T1"><draw:frame draw:style-name="fr1" draw:name="Image29" text:anchor-type="as-char" svg:width="0.1555in" svg:height="0.1555in" draw:z-index="28"><draw:image xlink:href="Pictures/10000201000000400000004049602300.png" xlink:type="simple" xlink:show="embed" xlink:actuate="onLoad"/></draw:frame></text:span><text:span text:style-name="T1"><draw:frame draw:style-name="fr1" draw:name="Image30" text:anchor-type="as-char" svg:width="0.1689in" svg:height="0.1689in" draw:z-index="29"><draw:image xlink:href="Pictures/1000040B0000080C0000080CDE85B273.svg" xlink:type="simple" xlink:show="embed" xlink:actuate="onLoad"/><draw:image xlink:href="Pictures/100002010000004E0000004E37895354.png" xlink:type="simple" xlink:show="embed" xlink:actuate="onLoad"/></draw:frame></text:span></text:p>
        <text:p text:style-name="P6"><text:a xlink:type="simple" xlink:href="mailto:jordan@klassen.me.uk" text:style-name="Internet_20_link" text:visited-style-name="Visited_20_Internet_20_Link"><text:span text:style-name="T6">jordan@klassen.me.uk</text:span></text:a></text:p>
        <text:p text:style-name="P7"><text:span text:style-name="T5">778 991 0319</text:span></text:p>
      </text:section>
      <text:p text:style-name="P22"/>
      <text:section text:style-name="Sect1" text:name="Section11">
        <text:p text:style-name="P14">Jordan Klassen</text:p>
        <text:p text:style-name="P12">Generalist Software Developer</text:p>
        <text:p text:style-name="P18"/>
        <text:p text:style-name="P16">From JavaScript to the Kernel</text:p>
        <text:p text:style-name="P20"/>
        <text:p text:style-name="P6"><text:span text:style-name="T9">@forivall</text:span> <text:span text:style-name="T1"><draw:frame draw:style-name="fr1" draw:name="Image31" text:anchor-type="as-char" svg:width="0.1602in" svg:height="0.1602in" draw:z-index="30"><draw:image xlink:href="Pictures/100003E300000414000004145604CFE6.svg" xlink:type="simple" xlink:show="embed" xlink:actuate="onLoad"/><draw:image xlink:href="Pictures/1000020100000027000000276BA4F2BF.png" xlink:type="simple" xlink:show="embed" xlink:actuate="onLoad"/></draw:frame></text:span><text:span text:style-name="T1"><draw:frame draw:style-name="fr1" draw:name="Image32" text:anchor-type="as-char" svg:width="0.1555in" svg:height="0.1555in" draw:z-index="31"><draw:image xlink:href="Pictures/10000201000000400000004049602300.png" xlink:type="simple" xlink:show="embed" xlink:actuate="onLoad"/></draw:frame></text:span><text:span text:style-name="T1"><draw:frame draw:style-name="fr1" draw:name="Image33" text:anchor-type="as-char" svg:width="0.1689in" svg:height="0.1689in" draw:z-index="32"><draw:image xlink:href="Pictures/1000040B0000080C0000080CDE85B273.svg" xlink:type="simple" xlink:show="embed" xlink:actuate="onLoad"/><draw:image xlink:href="Pictures/100002010000004E0000004E37895354.png" xlink:type="simple" xlink:show="embed" xlink:actuate="onLoad"/></draw:frame></text:span></text:p>
        <text:p text:style-name="P6"><text:a xlink:type="simple" xlink:href="mailto:jordan@klassen.me.uk" text:style-name="Internet_20_link" text:visited-style-name="Visited_20_Internet_20_Link"><text:span text:style-name="T6">jordan@klassen.me.uk</text:span></text:a></text:p>
        <text:p text:style-name="P7"><text:span text:style-name="T5">778 991 0319</text:span></text:p>
      </text:section>
      <text:p text:style-name="P22"/>
      <text:section text:style-name="Sect1" text:name="Section12">
        <text:p text:style-name="P14">Jordan Klassen</text:p>
        <text:p text:style-name="P12">Generalist Software Developer</text:p>
        <text:p text:style-name="P18"/>
        <text:p text:style-name="P16">From JavaScript to the Kernel</text:p>
        <text:p text:style-name="P20"/>
        <text:p text:style-name="P6"><text:span text:style-name="T9">@forivall</text:span> <text:span text:style-name="T1"><draw:frame draw:style-name="fr1" draw:name="Image34" text:anchor-type="as-char" svg:width="0.1602in" svg:height="0.1602in" draw:z-index="33"><draw:image xlink:href="Pictures/100003E300000414000004145604CFE6.svg" xlink:type="simple" xlink:show="embed" xlink:actuate="onLoad"/><draw:image xlink:href="Pictures/1000020100000027000000276BA4F2BF.png" xlink:type="simple" xlink:show="embed" xlink:actuate="onLoad"/></draw:frame></text:span><text:span text:style-name="T1"><draw:frame draw:style-name="fr1" draw:name="Image35" text:anchor-type="as-char" svg:width="0.1555in" svg:height="0.1555in" draw:z-index="34"><draw:image xlink:href="Pictures/10000201000000400000004049602300.png" xlink:type="simple" xlink:show="embed" xlink:actuate="onLoad"/></draw:frame></text:span><text:span text:style-name="T1"><draw:frame draw:style-name="fr1" draw:name="Image36" text:anchor-type="as-char" svg:width="0.1689in" svg:height="0.1689in" draw:z-index="35"><draw:image xlink:href="Pictures/1000040B0000080C0000080CDE85B273.svg" xlink:type="simple" xlink:show="embed" xlink:actuate="onLoad"/><draw:image xlink:href="Pictures/100002010000004E0000004E37895354.png" xlink:type="simple" xlink:show="embed" xlink:actuate="onLoad"/></draw:frame></text:span></text:p>
        <text:p text:style-name="P6"><text:a xlink:type="simple" xlink:href="mailto:jordan@klassen.me.uk" text:style-name="Internet_20_link" text:visited-style-name="Visited_20_Internet_20_Link"><text:span text:style-name="T6">jordan@klassen.me.uk</text:span></text:a></text:p>
        <text:p text:style-name="P7"><text:span text:style-name="T5">778 991 0319</text:span></text:p>
      </text:section>
      <text:p text:style-name="P22"/>
      <text:section text:style-name="Sect1" text:name="Section13">
        <text:p text:style-name="P14">Jordan Klassen</text:p>
        <text:p text:style-name="P12">Generalist Software Developer</text:p>
        <text:p text:style-name="P18"/>
        <text:p text:style-name="P16">From JavaScript to the Kernel</text:p>
        <text:p text:style-name="P20"/>
        <text:p text:style-name="P6"><text:span text:style-name="T9">@forivall</text:span> <text:span text:style-name="T1"><draw:frame draw:style-name="fr1" draw:name="Image37" text:anchor-type="as-char" svg:width="0.1602in" svg:height="0.1602in" draw:z-index="36"><draw:image xlink:href="Pictures/100003E300000414000004145604CFE6.svg" xlink:type="simple" xlink:show="embed" xlink:actuate="onLoad"/><draw:image xlink:href="Pictures/1000020100000027000000276BA4F2BF.png" xlink:type="simple" xlink:show="embed" xlink:actuate="onLoad"/></draw:frame></text:span><text:span text:style-name="T1"><draw:frame draw:style-name="fr1" draw:name="Image38" text:anchor-type="as-char" svg:width="0.1555in" svg:height="0.1555in" draw:z-index="37"><draw:image xlink:href="Pictures/10000201000000400000004049602300.png" xlink:type="simple" xlink:show="embed" xlink:actuate="onLoad"/></draw:frame></text:span><text:span text:style-name="T1"><draw:frame draw:style-name="fr1" draw:name="Image39" text:anchor-type="as-char" svg:width="0.1689in" svg:height="0.1689in" draw:z-index="38"><draw:image xlink:href="Pictures/1000040B0000080C0000080CDE85B273.svg" xlink:type="simple" xlink:show="embed" xlink:actuate="onLoad"/><draw:image xlink:href="Pictures/100002010000004E0000004E37895354.png" xlink:type="simple" xlink:show="embed" xlink:actuate="onLoad"/></draw:frame></text:span></text:p>
        <text:p text:style-name="P6"><text:a xlink:type="simple" xlink:href="mailto:jordan@klassen.me.uk" text:style-name="Internet_20_link" text:visited-style-name="Visited_20_Internet_20_Link"><text:span text:style-name="T6">jordan@klassen.me.uk</text:span></text:a></text:p>
        <text:p text:style-name="P7"><text:span text:style-name="T5">778 991 0319</text:span></text:p>
        <text:p text:style-name="P21"/>
        <text:section text:style-name="Sect1" text:name="Section15">
          <text:p text:style-name="P14">Jordan Klassen</text:p>
          <text:p text:style-name="P12">Generalist Software Developer</text:p>
          <text:p text:style-name="P18"/>
          <text:p text:style-name="P16">From JavaScript to the Kernel</text:p>
          <text:p text:style-name="P20"/>
          <text:p text:style-name="P6"><text:span text:style-name="T9">@forivall</text:span> <text:span text:style-name="T1"><draw:frame draw:style-name="fr1" draw:name="Image43" text:anchor-type="as-char" svg:width="0.1602in" svg:height="0.1602in" draw:z-index="42"><draw:image xlink:href="Pictures/100003E300000414000004145604CFE6.svg" xlink:type="simple" xlink:show="embed" xlink:actuate="onLoad"/><draw:image xlink:href="Pictures/1000020100000027000000276BA4F2BF.png" xlink:type="simple" xlink:show="embed" xlink:actuate="onLoad"/></draw:frame></text:span><text:span text:style-name="T1"><draw:frame draw:style-name="fr1" draw:name="Image44" text:anchor-type="as-char" svg:width="0.1555in" svg:height="0.1555in" draw:z-index="43"><draw:image xlink:href="Pictures/10000201000000400000004049602300.png" xlink:type="simple" xlink:show="embed" xlink:actuate="onLoad"/></draw:frame></text:span><text:span text:style-name="T1"><draw:frame draw:style-name="fr1" draw:name="Image45" text:anchor-type="as-char" svg:width="0.1689in" svg:height="0.1689in" draw:z-index="44"><draw:image xlink:href="Pictures/1000040B0000080C0000080CDE85B273.svg" xlink:type="simple" xlink:show="embed" xlink:actuate="onLoad"/><draw:image xlink:href="Pictures/100002010000004E0000004E37895354.png" xlink:type="simple" xlink:show="embed" xlink:actuate="onLoad"/></draw:frame></text:span></text:p>
          <text:p text:style-name="P6"><text:a xlink:type="simple" xlink:href="mailto:jordan@klassen.me.uk" text:style-name="Internet_20_link" text:visited-style-name="Visited_20_Internet_20_Link"><text:span text:style-name="T6">jordan@klassen.me.uk</text:span></text:a></text:p>
          <text:p text:style-name="P7"><text:span text:style-name="T5">778 991 0319</text:span></text:p>
        </text:section>
        <text:p text:style-name="P22"/>
        <text:section text:style-name="Sect1" text:name="Section16">
          <text:p text:style-name="P14">Jordan Klassen</text:p>
          <text:p text:style-name="P12">Generalist Software Developer</text:p>
          <text:p text:style-name="P18"/>
          <text:p text:style-name="P16">From JavaScript to the Kernel</text:p>
          <text:p text:style-name="P20"/>
          <text:p text:style-name="P6"><text:span text:style-name="T9">@forivall</text:span> <text:span text:style-name="T1"><draw:frame draw:style-name="fr1" draw:name="Image46" text:anchor-type="as-char" svg:width="0.1602in" svg:height="0.1602in" draw:z-index="45"><draw:image xlink:href="Pictures/100003E300000414000004145604CFE6.svg" xlink:type="simple" xlink:show="embed" xlink:actuate="onLoad"/><draw:image xlink:href="Pictures/1000020100000027000000276BA4F2BF.png" xlink:type="simple" xlink:show="embed" xlink:actuate="onLoad"/></draw:frame></text:span><text:span text:style-name="T1"><draw:frame draw:style-name="fr1" draw:name="Image47" text:anchor-type="as-char" svg:width="0.1555in" svg:height="0.1555in" draw:z-index="46"><draw:image xlink:href="Pictures/10000201000000400000004049602300.png" xlink:type="simple" xlink:show="embed" xlink:actuate="onLoad"/></draw:frame></text:span><text:span text:style-name="T1"><draw:frame draw:style-name="fr1" draw:name="Image48" text:anchor-type="as-char" svg:width="0.1689in" svg:height="0.1689in" draw:z-index="47"><draw:image xlink:href="Pictures/1000040B0000080C0000080CDE85B273.svg" xlink:type="simple" xlink:show="embed" xlink:actuate="onLoad"/><draw:image xlink:href="Pictures/100002010000004E0000004E37895354.png" xlink:type="simple" xlink:show="embed" xlink:actuate="onLoad"/></draw:frame></text:span></text:p>
          <text:p text:style-name="P6"><text:a xlink:type="simple" xlink:href="mailto:jordan@klassen.me.uk" text:style-name="Internet_20_link" text:visited-style-name="Visited_20_Internet_20_Link"><text:span text:style-name="T6">jordan@klassen.me.uk</text:span></text:a></text:p>
          <text:p text:style-name="P7"><text:span text:style-name="T5">778 991 0319</text:span></text:p>
        </text:section>
        <text:p text:style-name="P22"/>
        <text:section text:style-name="Sect1" text:name="Section17">
          <text:p text:style-name="P14">Jordan Klassen</text:p>
          <text:p text:style-name="P12">Generalist Software Developer</text:p>
          <text:p text:style-name="P18"/>
          <text:p text:style-name="P16">From JavaScript to the Kernel</text:p>
          <text:p text:style-name="P20"/>
          <text:p text:style-name="P6"><text:span text:style-name="T9">@forivall</text:span> <text:span text:style-name="T1"><draw:frame draw:style-name="fr1" draw:name="Image49" text:anchor-type="as-char" svg:width="0.1602in" svg:height="0.1602in" draw:z-index="48"><draw:image xlink:href="Pictures/100003E300000414000004145604CFE6.svg" xlink:type="simple" xlink:show="embed" xlink:actuate="onLoad"/><draw:image xlink:href="Pictures/1000020100000027000000276BA4F2BF.png" xlink:type="simple" xlink:show="embed" xlink:actuate="onLoad"/></draw:frame></text:span><text:span text:style-name="T1"><draw:frame draw:style-name="fr1" draw:name="Image50" text:anchor-type="as-char" svg:width="0.1555in" svg:height="0.1555in" draw:z-index="49"><draw:image xlink:href="Pictures/10000201000000400000004049602300.png" xlink:type="simple" xlink:show="embed" xlink:actuate="onLoad"/></draw:frame></text:span><text:span text:style-name="T1"><draw:frame draw:style-name="fr1" draw:name="Image51" text:anchor-type="as-char" svg:width="0.1689in" svg:height="0.1689in" draw:z-index="50"><draw:image xlink:href="Pictures/1000040B0000080C0000080CDE85B273.svg" xlink:type="simple" xlink:show="embed" xlink:actuate="onLoad"/><draw:image xlink:href="Pictures/100002010000004E0000004E37895354.png" xlink:type="simple" xlink:show="embed" xlink:actuate="onLoad"/></draw:frame></text:span></text:p>
          <text:p text:style-name="P6"><text:a xlink:type="simple" xlink:href="mailto:jordan@klassen.me.uk" text:style-name="Internet_20_link" text:visited-style-name="Visited_20_Internet_20_Link"><text:span text:style-name="T6">jordan@klassen.me.uk</text:span></text:a></text:p>
          <text:p text:style-name="P7"><text:span text:style-name="T5">778 991 0319</text:span></text:p>
        </text:section>
        <text:p text:style-name="P22"/>
        <text:section text:style-name="Sect1" text:name="Section18">
          <text:p text:style-name="P14">Jordan Klassen</text:p>
          <text:p text:style-name="P12">Generalist Software Developer</text:p>
          <text:p text:style-name="P18"/>
          <text:p text:style-name="P16">From JavaScript to the Kernel</text:p>
          <text:p text:style-name="P20"/>
          <text:p text:style-name="P6"><text:span text:style-name="T9">@forivall</text:span> <text:span text:style-name="T1"><draw:frame draw:style-name="fr1" draw:name="Image52" text:anchor-type="as-char" svg:width="0.1602in" svg:height="0.1602in" draw:z-index="51"><draw:image xlink:href="Pictures/100003E300000414000004145604CFE6.svg" xlink:type="simple" xlink:show="embed" xlink:actuate="onLoad"/><draw:image xlink:href="Pictures/1000020100000027000000276BA4F2BF.png" xlink:type="simple" xlink:show="embed" xlink:actuate="onLoad"/></draw:frame></text:span><text:span text:style-name="T1"><draw:frame draw:style-name="fr1" draw:name="Image53" text:anchor-type="as-char" svg:width="0.1555in" svg:height="0.1555in" draw:z-index="52"><draw:image xlink:href="Pictures/10000201000000400000004049602300.png" xlink:type="simple" xlink:show="embed" xlink:actuate="onLoad"/></draw:frame></text:span><text:span text:style-name="T1"><draw:frame draw:style-name="fr1" draw:name="Image54" text:anchor-type="as-char" svg:width="0.1689in" svg:height="0.1689in" draw:z-index="53"><draw:image xlink:href="Pictures/1000040B0000080C0000080CDE85B273.svg" xlink:type="simple" xlink:show="embed" xlink:actuate="onLoad"/><draw:image xlink:href="Pictures/100002010000004E0000004E37895354.png" xlink:type="simple" xlink:show="embed" xlink:actuate="onLoad"/></draw:frame></text:span></text:p>
          <text:p text:style-name="P6"><text:a xlink:type="simple" xlink:href="mailto:jordan@klassen.me.uk" text:style-name="Internet_20_link" text:visited-style-name="Visited_20_Internet_20_Link"><text:span text:style-name="T6">jordan@klassen.me.uk</text:span></text:a></text:p>
          <text:p text:style-name="P7"><text:span text:style-name="T5">778 991 0319</text:span></text:p>
        </text:section>
        <text:p text:style-name="P22"/>
        <text:section text:style-name="Sect1" text:name="Section19">
          <text:p text:style-name="P14">Jordan Klassen</text:p>
          <text:p text:style-name="P12">Generalist Software Developer</text:p>
          <text:p text:style-name="P18"/>
          <text:p text:style-name="P16">From JavaScript to the Kernel</text:p>
          <text:p text:style-name="P20"/>
          <text:p text:style-name="P6"><text:span text:style-name="T9">@forivall</text:span> <text:span text:style-name="T1"><draw:frame draw:style-name="fr1" draw:name="Image55" text:anchor-type="as-char" svg:width="0.1602in" svg:height="0.1602in" draw:z-index="54"><draw:image xlink:href="Pictures/100003E300000414000004145604CFE6.svg" xlink:type="simple" xlink:show="embed" xlink:actuate="onLoad"/><draw:image xlink:href="Pictures/1000020100000027000000276BA4F2BF.png" xlink:type="simple" xlink:show="embed" xlink:actuate="onLoad"/></draw:frame></text:span><text:span text:style-name="T1"><draw:frame draw:style-name="fr1" draw:name="Image56" text:anchor-type="as-char" svg:width="0.1555in" svg:height="0.1555in" draw:z-index="55"><draw:image xlink:href="Pictures/10000201000000400000004049602300.png" xlink:type="simple" xlink:show="embed" xlink:actuate="onLoad"/></draw:frame></text:span><text:span text:style-name="T1"><draw:frame draw:style-name="fr1" draw:name="Image57" text:anchor-type="as-char" svg:width="0.1689in" svg:height="0.1689in" draw:z-index="56"><draw:image xlink:href="Pictures/1000040B0000080C0000080CDE85B273.svg" xlink:type="simple" xlink:show="embed" xlink:actuate="onLoad"/><draw:image xlink:href="Pictures/100002010000004E0000004E37895354.png" xlink:type="simple" xlink:show="embed" xlink:actuate="onLoad"/></draw:frame></text:span></text:p>
          <text:p text:style-name="P6"><text:a xlink:type="simple" xlink:href="mailto:jordan@klassen.me.uk" text:style-name="Internet_20_link" text:visited-style-name="Visited_20_Internet_20_Link"><text:span text:style-name="T6">jordan@klassen.me.uk</text:span></text:a></text:p>
          <text:p text:style-name="P7"><text:span text:style-name="T5">778 991 0319</text:span></text:p>
        </text:section>
        <text:p text:style-name="P6"><text:span text:style-name="T5"/></text:p>
      </text:section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1" svg:font-family="Cantarell"/>
    <style:font-face style:name="Mangal1" svg:font-family="Manga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1201in" fo:margin-bottom="0.1299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2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0598in" fo:margin-bottom="0in" fo:margin-left="0.5in" fo:margin-right="0.45in" style:writing-mode="lr-tb" style:footnote-max-height="0in">
        <style:columns fo:column-count="5">
          <style:column-sep style:width="0.0035in" style:color="#000000" style:height="100%" style:style="dotted"/>
          <style:column style:rel-width="0*" fo:start-indent="0in" fo:end-indent="0in"/>
          <style:column style:rel-width="4824*" fo:start-indent="0in" fo:end-indent="0in"/>
          <style:column style:rel-width="4824*" fo:start-indent="0in" fo:end-indent="0in"/>
          <style:column style:rel-width="4824*" fo:start-indent="0in" fo:end-indent="0in"/>
          <style:column style:rel-width="0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3:41:19.362132317</meta:creation-date>
    <meta:generator>LibreOffice/4.3.7.2$Linux_X86_64 LibreOffice_project/430m0$Build-2</meta:generator>
    <meta:print-date>2015-07-07T14:10:59.474401658</meta:print-date>
    <dc:date>2015-07-07T14:30:56.145120177</dc:date>
    <meta:editing-duration>PT13M5S</meta:editing-duration>
    <meta:editing-cycles>2</meta:editing-cycles>
    <meta:document-statistic meta:table-count="0" meta:image-count="57" meta:object-count="0" meta:page-count="1" meta:paragraph-count="114" meta:word-count="285" meta:character-count="2166" meta:non-whitespace-character-count="1976"/>
  </office:meta>
</office:document-meta>
</file>